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339d5" officeooo:paragraph-rsid="000339d5"/>
    </style:style>
    <style:style style:name="P2" style:family="paragraph" style:parent-style-name="Table_20_Contents">
      <style:text-properties fo:font-weight="bold" officeooo:rsid="000339d5" officeooo:paragraph-rsid="000339d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339d5" officeooo:paragraph-rsid="000339d5" style:font-weight-asian="bold" style:font-weight-complex="bold"/>
    </style:style>
    <style:style style:name="P4" style:family="paragraph" style:parent-style-name="Text_20_body">
      <style:text-properties officeooo:rsid="000339d5" officeooo:paragraph-rsid="000339d5"/>
    </style:style>
    <style:style style:name="P5" style:family="paragraph" style:parent-style-name="Heading_20_1">
      <style:text-properties officeooo:rsid="000339d5" officeooo:paragraph-rsid="000339d5"/>
    </style:style>
    <style:style style:name="P6" style:family="paragraph" style:parent-style-name="Text_20_body">
      <style:text-properties fo:font-weight="normal" officeooo:rsid="000339d5" officeooo:paragraph-rsid="000339d5" style:font-weight-asian="normal" style:font-weight-complex="normal"/>
    </style:style>
    <style:style style:name="P7" style:family="paragraph" style:parent-style-name="Text_20_body">
      <style:text-properties fo:font-weight="normal" officeooo:rsid="0004d8f2" officeooo:paragraph-rsid="0004d8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Smokowcy</text:h>
      <text:h text:style-name="Heading_20_2" text:outline-level="2">Cechy rasowe</text:h>
      <text:p text:style-name="P4">Twoje smocze dziedzictwo manifestuje się na wiele sposobów, które dzielisz z innymi smokowcami.</text:p>
      <text:p text:style-name="P4"><text:span text:style-name="T1">Zwiększenie wartości atrybutów</text:span><text:span text:style-name="T2">: Twoja siła zwiększa sięo 2, a Charyzma o 1.</text:span></text:p>
      <text:p text:style-name="P4"><text:span text:style-name="T1">Wiek</text:span><text:span text:style-name="T2">: Młodzi smokowcy szybko dorastają. Chodzą w godziny po wykluciu, osiągają stan rozwojowy i rozmiar 10-latka w wieku 3 lat, a dorosłość w wieku lat 15. Mogą dożyć 80-tki.</text:span></text:p>
      <text:p text:style-name="P4"><text:span text:style-name="T1">Charakter</text:span><text:span text:style-name="T2">: Smokowcy daża do ekstremów, dokonując świadomego wyboru jednej lub drugiej strony w kosmiczne jbitwie dobra ze złem. Większość smokowców jest dobra, ale istnieją też ci, którzy wybrali zło – są oni okropnymi przeciwnikami.</text:span></text:p>
      <text:p text:style-name="P4"><text:span text:style-name="T1">Rozmiar</text:span><text:span text:style-name="T2">: Smokowcy sąwyżsi i ciężsi od ludzi. Mają ponad 6 stóp wzrostu i wazą prawie 250 funtów. Ich rozmiar to Średni.</text:span></text:p>
      <text:p text:style-name="P4"><text:span text:style-name="T1">Szybkość</text:span><text:span text:style-name="T2">: Posiadasz szybkość 30 stóp.</text:span></text:p>
      <table:table table:name="Tabela1" table:style-name="Tabela1">
        <table:table-column table:style-name="Tabela1.A" table:number-columns-repeated="3"/>
        <table:table-row table:style-name="TableLine2587100926016">
          <table:table-cell table:style-name="Tabela1.A1" table:number-columns-spanned="3" office:value-type="string">
            <text:p text:style-name="P3">Smocze dziedzictwo</text:p>
          </table:table-cell>
          <table:covered-table-cell/>
          <table:covered-table-cell/>
        </table:table-row>
        <table:table-row table:style-name="TableLine2587100931184">
          <table:table-cell table:style-name="Tabela1.A1" office:value-type="string">
            <text:p text:style-name="P2">Smok</text:p>
          </table:table-cell>
          <table:table-cell table:style-name="Tabela1.A1" office:value-type="string">
            <text:p text:style-name="P2">Rodzaj obrażeń</text:p>
          </table:table-cell>
          <table:table-cell table:style-name="Tabela1.A1" office:value-type="string">
            <text:p text:style-name="P2">Broń oddechowa</text:p>
          </table:table-cell>
        </table:table-row>
        <table:table-row table:style-name="TableLine2587100942336">
          <table:table-cell table:style-name="Tabela1.A1" office:value-type="string">
            <text:p text:style-name="P1">Czarny</text:p>
          </table:table-cell>
          <table:table-cell table:style-name="Tabela1.A1" office:value-type="string">
            <text:p text:style-name="P1">Kwas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2587100945600">
          <table:table-cell table:style-name="Tabela1.A1" office:value-type="string">
            <text:p text:style-name="P1">Niebieski</text:p>
          </table:table-cell>
          <table:table-cell table:style-name="Tabela1.A1" office:value-type="string">
            <text:p text:style-name="P1">Elektryczność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2587100942608">
          <table:table-cell table:style-name="Tabela1.A1" office:value-type="string">
            <text:p text:style-name="P1">Mosiężny</text:p>
          </table:table-cell>
          <table:table-cell table:style-name="Tabela1.A1" office:value-type="string">
            <text:p text:style-name="P1">Ogień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2587100941248">
          <table:table-cell table:style-name="Tabela1.A1" office:value-type="string">
            <text:p text:style-name="P1">Brązowy</text:p>
          </table:table-cell>
          <table:table-cell table:style-name="Tabela1.A1" office:value-type="string">
            <text:p text:style-name="P1">Elektryczność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2587100954576">
          <table:table-cell table:style-name="Tabela1.A1" office:value-type="string">
            <text:p text:style-name="P1">Miedziany</text:p>
          </table:table-cell>
          <table:table-cell table:style-name="Tabela1.A1" office:value-type="string">
            <text:p text:style-name="P1">Kwas</text:p>
          </table:table-cell>
          <table:table-cell table:style-name="Tabela1.A1" office:value-type="string">
            <text:p text:style-name="P1">Linia 5 na 30 stóp (RO: Zręczność)</text:p>
          </table:table-cell>
        </table:table-row>
        <table:table-row table:style-name="TableLine2587100955664">
          <table:table-cell table:style-name="Tabela1.A1" office:value-type="string">
            <text:p text:style-name="P1">Złoty</text:p>
          </table:table-cell>
          <table:table-cell table:style-name="Tabela1.A1" office:value-type="string">
            <text:p text:style-name="P1">Ogień</text:p>
          </table:table-cell>
          <table:table-cell table:style-name="Tabela1.A1" office:value-type="string">
            <text:p text:style-name="P1">Stożek 15 stóp (RO: Zręczność)</text:p>
          </table:table-cell>
        </table:table-row>
        <table:table-row table:style-name="TableLine2587100943968">
          <table:table-cell table:style-name="Tabela1.A1" office:value-type="string">
            <text:p text:style-name="P1">Zielony</text:p>
          </table:table-cell>
          <table:table-cell table:style-name="Tabela1.A1" office:value-type="string">
            <text:p text:style-name="P1">Trucizna</text:p>
          </table:table-cell>
          <table:table-cell table:style-name="Tabela1.A1" office:value-type="string">
            <text:p text:style-name="P1">Stożek 15 stóp (RO: Kondycja)</text:p>
          </table:table-cell>
        </table:table-row>
        <table:table-row table:style-name="TableLine2587100942880">
          <table:table-cell table:style-name="Tabela1.A1" office:value-type="string">
            <text:p text:style-name="P1">Czerwony</text:p>
          </table:table-cell>
          <table:table-cell table:style-name="Tabela1.A1" office:value-type="string">
            <text:p text:style-name="P1">Ogień</text:p>
          </table:table-cell>
          <table:table-cell table:style-name="Tabela1.A1" office:value-type="string">
            <text:p text:style-name="P1">Stożek 15 stóp (RO: Zręczność)</text:p>
          </table:table-cell>
        </table:table-row>
        <table:table-row table:style-name="TableLine2587100947776">
          <table:table-cell table:style-name="Tabela1.A1" office:value-type="string">
            <text:p text:style-name="P1">Srebrny</text:p>
          </table:table-cell>
          <table:table-cell table:style-name="Tabela1.A1" office:value-type="string">
            <text:p text:style-name="P1">Zimno</text:p>
          </table:table-cell>
          <table:table-cell table:style-name="Tabela1.A1" office:value-type="string">
            <text:p text:style-name="P1">Stożek 15 stóp (RO: Kondycja)</text:p>
          </table:table-cell>
        </table:table-row>
        <table:table-row table:style-name="TableLine2587100955120">
          <table:table-cell table:style-name="Tabela1.A1" office:value-type="string">
            <text:p text:style-name="P1">Biały</text:p>
          </table:table-cell>
          <table:table-cell table:style-name="Tabela1.A1" office:value-type="string">
            <text:p text:style-name="P1">Zimno</text:p>
          </table:table-cell>
          <table:table-cell table:style-name="Tabela1.A1" office:value-type="string">
            <text:p text:style-name="P1">Stożek 15 stóp (RO: Kondycja)</text:p>
          </table:table-cell>
        </table:table-row>
      </table:table>
      <text:p text:style-name="P6"/>
      <text:p text:style-name="P7"><text:span text:style-name="T1">Smocze dziedzictwo</text:span>: Posiadasz smoczego przodka. Wybierz jeden typ smoka z tabeli Smocze dziedzictwo. Twoja broń oddechowa i odporność na obrażenia są określone przez ów typ smoka, jak pokazano w tabeli. </text:p>
      <text:p text:style-name="P7"><text:span text:style-name="T1">Broń oddechowa</text:span>: Możesz skorzystać ze swojej akcji, by zionąć destruktywną energią. Twoje Smocze dziedzictwo określa rozmiar, kształt i typ obrażeń broni oddechowej. </text:p>
      <text:p text:style-name="P7">Kiedy korzystasz z broni oddechowej, każda istota w jej obszarze musi wykonać rzut obronny, którego typ określa Twoje smocze dziedzictwo. ST tego rzutu obronnego wynosi 8 + Twój modyfikator z Kondycji + Twój bonus z Biegłości. Istota otrzymuje 2k6 obrażeń na nieudanym rzucie i połowę w przypadku udanego rzutu obronnego. Obrażenia zwiększają się do 3k6 na 6 poziomie, 4k6 na 11 poziomie i 5k6 na 16 poziomie. </text:p>
      <text:p text:style-name="P7"><text:soft-page-break/>PO użyciu broni oddechowej, nie możesz skorzystać z niej znowu, aż nie zakończysz krótkiego lub długiego odpoczynku.</text:p>
      <text:p text:style-name="P7"><text:span text:style-name="T1">Odporność na obrażenia</text:span>: Posiadasz Odporność na typ obrażeń określony przez Twoje smocze dziedzictwo.</text:p>
      <text:p text:style-name="P7"><text:span text:style-name="T1">Języki</text:span>: Mówisz, piszesz i czytasz we wspólnym i smoczym. Smoczy jest uważany za jeden ze starszych języków i często sięz niego korzysta w nauce i studiowaniu magii. Język ten brzmi ostro dla większości innych istot i zawiera w sobie wiele twardych dźwięków i gwizdań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0:57:55.298000000</dc:date>
    <meta:editing-duration>PT20M25S</meta:editing-duration>
    <meta:editing-cycles>2</meta:editing-cycles>
    <meta:generator>LibreOffice/7.1.4.2$Windows_X86_64 LibreOffice_project/a529a4fab45b75fefc5b6226684193eb000654f6</meta:generator>
    <meta:document-statistic meta:table-count="1" meta:image-count="0" meta:object-count="0" meta:page-count="2" meta:paragraph-count="48" meta:word-count="396" meta:character-count="2520" meta:non-whitespace-character-count="2167"/>
  </office:meta>
</office:document-meta>
</file>